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81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8.79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59cm" fo:break-before="auto" style:use-optimal-row-height="false"/>
    </style:style>
    <style:style style:name="ro4" style:family="table-row">
      <style:table-row-properties style:row-height="0.46cm" fo:break-before="auto" style:use-optimal-row-height="true"/>
    </style:style>
    <style:style style:name="ro5" style:family="table-row">
      <style:table-row-properties style:row-height="1.681cm" fo:break-before="auto" style:use-optimal-row-height="true"/>
    </style:style>
    <style:style style:name="ro6" style:family="table-row">
      <style:table-row-properties style:row-height="2.088cm" fo:break-before="auto" style:use-optimal-row-height="true"/>
    </style:style>
    <style:style style:name="ro7" style:family="table-row">
      <style:table-row-properties style:row-height="3.309cm" fo:break-before="auto" style:use-optimal-row-height="true"/>
    </style:style>
    <style:style style:name="ro8" style:family="table-row">
      <style:table-row-properties style:row-height="0.86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3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999999" style:vertical-align="middle"/>
      <style:text-properties fo:color="#ffffff" fo:font-weight="bold" style:font-weight-asian="bold" style:font-weight-complex="bold"/>
    </style:style>
    <style:style style:name="ce32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33" style:family="table-cell" style:parent-style-name="Default">
      <style:table-cell-properties fo:wrap-option="wrap" fo:border="0.06pt solid #000000"/>
    </style:style>
    <style:style style:name="ce3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justify" fo:margin-left="0cm"/>
      <style:text-properties style:font-name="Liberation Sans" style:font-name-asian="Arial Unicode MS" style:font-name-complex="Arial Unicode MS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107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 style:data-style-name="N4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Kurzpräsentation" table:style-name="ta1">
        <table:table-column table:style-name="co1" table:default-cell-style-name="ce33"/>
        <table:table-column table:style-name="co2" table:default-cell-style-name="ce37"/>
        <table:table-column table:style-name="co3" table:default-cell-style-name="ce37"/>
        <table:table-column table:style-name="co4" table:default-cell-style-name="Default"/>
        <table:table-row table:style-name="ro1">
          <table:table-cell table:style-name="ce30" office:value-type="string" calcext:value-type="string">
            <text:p>Bewertung Kurzreferat und Handout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 calcext:value-type="string">
            <text:p>Modul 151 – DB in Web-Applikation integrieren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 calcext:value-type="string">
            <text:p>Dozent: Alexander Schenkel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 calcext:value-type="string">
            <text:p>Klasse: IN15-19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 calcext:value-type="string">
            <text:p>Semester: Sommer 2019-Winter 2020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 calcext:value-type="string">
            <text:p>Abgabe / Präsentation: 13.11.2019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 table:number-columns-repeated="3"/>
          <table:table-cell/>
        </table:table-row>
        <table:table-row table:style-name="ro3">
          <table:table-cell table:style-name="ce31" office:value-type="string" calcext:value-type="string">
            <text:p>Aufgabe</text:p>
          </table:table-cell>
          <table:table-cell table:style-name="ce31" office:value-type="string" calcext:value-type="string">
            <text:p>Max. Punkte</text:p>
          </table:table-cell>
          <table:table-cell table:style-name="ce31" office:value-type="string" calcext:value-type="string">
            <text:p>Janshon, Kimi</text:p>
          </table:table-cell>
          <table:table-cell table:style-name="ce31"/>
        </table:table-row>
        <table:table-row table:style-name="ro3">
          <table:table-cell table:style-name="ce31" office:value-type="string" calcext:value-type="string">
            <text:p>Thema:</text:p>
          </table:table-cell>
          <table:table-cell table:style-name="ce31"/>
          <table:table-cell table:style-name="ce31" office:value-type="string" calcext:value-type="string">
            <text:p>SQL Injection</text:p>
          </table:table-cell>
          <table:table-cell table:style-name="ce31" office:value-type="string" calcext:value-type="string">
            <text:p>Bemerkungen</text:p>
          </table:table-cell>
        </table:table-row>
        <table:table-row table:style-name="ro4">
          <table:table-cell table:style-name="ce32" office:value-type="string" calcext:value-type="string">
            <text:p>Präsentation und Demo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as Bedrohungsszenario wurde technisch korrekt erläutert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5">
          <table:table-cell office:value-type="string" calcext:value-type="string">
            <text:p>Mind. 1 mögliche Schutzmassnahme wurde technisch korrekt erläutert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Es ist nicht wirklich klar, was denn nun die prepared statements</text:p>
            <text:p>Genau machen. Ein «Vorher/Nachher»-SQL-Vergleich</text:p>
            <text:p>mit/ohne prep.Statements hätte hier sehr geholfen.</text:p>
            <text:p>Für die Zuhörer nicht klar, warum das nun besser sein soll.</text:p>
          </table:table-cell>
        </table:table-row>
        <table:table-row table:style-name="ro4">
          <table:table-cell office:value-type="string" calcext:value-type="string">
            <text:p>Klare Sprache, verständliche Ausdrucksweise, Nervosität im Grif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6">
          <table:table-cell office:value-type="string" calcext:value-type="string">
            <text:p>Sinnvoller Einsatz von Hilfsmitteln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rafik zu sql injection: nicht klar, was gemeint ist: </text:p>
            <text:p>ein web-formular als Beispiel mit sql-Beispiel wäre gut gewesen.</text:p>
            <text:p>Browser: viel zu klein. Zoomen, und auch viel zu schnell </text:p>
            <text:p>Hin- und hergeklickt.</text:p>
            <text:p>Man bekam nicht mit, was genau gezeigt wird, da ohne Erklärung.</text:p>
          </table:table-cell>
        </table:table-row>
        <table:table-row table:style-name="ro4">
          <table:table-cell office:value-type="string" calcext:value-type="string">
            <text:p>Demo: der Kandidat kann die Anwendung der Bedrohung demonstriere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string" calcext:value-type="string">
            <text:p>Demo: Die Demo ist gut vorbereitet und kann flüssig durchgeführt werde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string" calcext:value-type="string">
            <text:p>Demo: der Kandidat kann die Schutzmassnahme demonstriere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string" calcext:value-type="string">
            <text:p>Die vorgegebene Zeit wurde eingehalten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Vortrag: 7min, Demo: 3min: Vorgabe:15-20min</text:p>
          </table:table-cell>
        </table:table-row>
        <table:table-row table:style-name="ro4">
          <table:table-cell table:style-name="ce32" office:value-type="string" calcext:value-type="string">
            <text:p>Handout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as Handout hält den vorgegebenen Rahmen ein (Anz. Seiten, Themen)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string" calcext:value-type="string">
            <text:p>Das Handout ist sauber, fehlerfrei und übersichtlich gestaltet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Das Handout erklärt das Bedrohungsszenario korrekt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QL Injection ist eine Sicherheitslücke im Web" </text:p>
            <text:p>--&gt; nicht ganz korrekt: Dies gilt nicht nur für das Web!</text:p>
            <text:p>Bedrohungsszenario:</text:p>
            <text:p>- genaue Code-Stelle erläutern, wo das Problem liegt. </text:p>
            <text:p>Hier sieht man ca. 10 Zeilen Code, aber wo passiert nun der Angriff?</text:p>
            <text:p>- ein Beispiel eines falsch zusammengesetzten SQLs wäre </text:p>
            <text:p>Hier sehr hilfreich gewesen</text:p>
            <text:p/>
          </table:table-cell>
        </table:table-row>
        <table:table-row table:style-name="ro6">
          <table:table-cell office:value-type="string" calcext:value-type="string">
            <text:p>Das Handout erklärt die mögliche(n) Schutzmassnahme(n) korrekt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WO genau passiert nun das Prepared Statement? Man sieht</text:p>
            <text:p>Nur einen Code-Block ohne Erklärung. </text:p>
            <text:p>Und was für ein sql resultiert</text:p>
            <text:p><text:span text:style-name="T1">am Schluss daraus? --&gt; zu wenig genau, es ist nicht klar, </text:span></text:p>
            <text:p><text:span text:style-name="T1">wie das genau funktioniert.</text:span></text:p>
          </table:table-cell>
        </table:table-row>
        <table:table-row table:style-name="ro8">
          <table:table-cell office:value-type="string" calcext:value-type="string">
            <text:p>Das Handout zeigt ein Code-Beispiel und/oder Screenshot(s) des Angriffsszenarios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4">
          <table:table-cell office:value-type="string" calcext:value-type="string">
            <text:p>Das Handout zeigt ein Code-Beispiel für die Schutzmassnahme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34" office:value-type="string" calcext:value-type="string">
            <text:p>Total</text:p>
          </table:table-cell>
          <table:table-cell table:style-name="ce39" table:formula="of:=SUM([.B10:.B25])" office:value-type="float" office:value="16" calcext:value-type="float">
            <text:p>16</text:p>
          </table:table-cell>
          <table:table-cell table:style-name="ce39" table:formula="of:=SUM([.C10:.C25])" office:value-type="float" office:value="12.5" calcext:value-type="float">
            <text:p>12.5</text:p>
          </table:table-cell>
          <table:table-cell/>
        </table:table-row>
        <table:table-row table:style-name="ro2">
          <table:table-cell table:style-name="ce35" office:value-type="string" calcext:value-type="string">
            <text:p>Note</text:p>
          </table:table-cell>
          <table:table-cell table:style-name="ce40" table:formula="of:=(5*[.B26]/[.$B$26])+1" office:value-type="float" office:value="6" calcext:value-type="float">
            <text:p>6.0</text:p>
          </table:table-cell>
          <table:table-cell table:style-name="ce40" table:formula="of:=(5*[.C26]/[.$B$26])+1" office:value-type="float" office:value="4.90625" calcext:value-type="float">
            <text:p>4.9</text:p>
          </table:table-cell>
          <table:table-cell/>
        </table:table-row>
        <table:table-row table:style-name="ro2">
          <table:table-cell table:style-name="Default" office:value-type="string" calcext:value-type="string">
            <text:p>Prozent</text:p>
          </table:table-cell>
          <table:table-cell table:style-name="ce41" table:formula="of:=[.B26]/[.$B$26]*100" office:value-type="float" office:value="100" calcext:value-type="float">
            <text:p>100.00</text:p>
          </table:table-cell>
          <table:table-cell table:style-name="ce41" table:formula="of:=[.C26]/[.$B$26]*100" office:value-type="float" office:value="78.125" calcext:value-type="float">
            <text:p>78.13</text:p>
          </table:table-cell>
          <table:table-cell/>
        </table:table-row>
        <table:table-row table:style-name="ro2">
          <table:table-cell table:style-name="ce36"/>
          <table:table-cell table:style-name="ce41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style:scale-to-pages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1">00.00.0000</text:date>, <text:time style:data-style-name="N2" text:time-value="07:25:50.47053903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Alexander Schenkel</meta:initial-creator>
    <meta:creation-date>2017-05-11T08:00:57.661520000</meta:creation-date>
    <dc:date>2020-11-11T07:32:52.054315938</dc:date>
    <meta:editing-duration>P8DT17H28M40S</meta:editing-duration>
    <meta:editing-cycles>342</meta:editing-cycles>
    <meta:generator>LibreOffice/7.0.3.1$MacOSX_X86_64 LibreOffice_project/d7547858d014d4cf69878db179d326fc3483e082</meta:generator>
    <dc:title>Prüfung</dc:title>
    <meta:print-date>2020-11-04T07:09:36.018057604</meta:print-date>
    <meta:document-statistic meta:table-count="1" meta:cell-count="70" meta:object-count="0"/>
  </office:meta>
</office:document-meta>
</file>